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Neue-Light, 'Helvetica Neue Light', 'Helvetica Neue',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text-properties fo:font-variant="normal" fo:text-transform="none" fo:color="#333333" style:font-name="Open Sans" fo:letter-spacing="normal" fo:font-style="normal" fo:font-weight="bold"/>
    </style:style>
    <style:style style:name="P2" style:family="paragraph" style:parent-style-name="Text_20_body">
      <style:paragraph-properties fo:margin-left="0in" fo:margin-right="0in" fo:margin-top="0in" fo:margin-bottom="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3" style:family="paragraph" style:parent-style-name="Text_20_body">
      <style:paragraph-properties fo:margin-left="0in" fo:margin-right="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4" style:family="paragraph" style:parent-style-name="Text_20_body" style:list-style-name="L1">
      <style:paragraph-properties fo:margin-left="0in" fo:margin-right="0in" fo:margin-top="0in" fo:margin-bottom="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5" style:family="paragraph" style:parent-style-name="Text_20_body" style:list-style-name="L1">
      <style:paragraph-properties fo:margin-left="0in" fo:margin-right="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T1" style:family="text">
      <style:text-properties fo:font-variant="normal" fo:text-transform="none" fo:color="#333333" style:font-name="Open Sans" fo:letter-spacing="normal" fo:font-style="normal"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Facebook Design Teardown</text:h>
      <text:p text:style-name="Text_20_body"><text:line-break/><text:span text:style-name="T1">About Page</text:span></text:p>
      <text:list xml:id="list8891450468576786038" text:style-name="L1">
        <text:list-item>
          <text:p text:style-name="P4">Go to each of the links above and immediately squint your eyes so you can't really see what they say.</text:p>
        </text:list-item>
      </text:list>
      <text:p text:style-name="P2"/>
      <text:list xml:id="list1309042518" text:continue-numbering="true" text:style-name="L1">
        <text:list-item>
          <text:p text:style-name="P4">Sketch on a sheet of paper what the approximate visual hierarchy looks like -- what areas are denser and what areas are more sparse?</text:p>
        </text:list-item>
      </text:list>
      <text:p text:style-name="P2"/>
      <text:p text:style-name="P2">The graphics of the page are the dense parts, while the sparse areas comprise the About section.</text:p>
      <text:p text:style-name="P2"/>
      <text:p text:style-name="P2">The profile picture, while smaller than the cover photo, is placed so as to appear that it is "on top" of the cover photo, so it draws the user's attention first, with the cover photo becoming a sort of background image for the profile picture. <text:s/>That said, because of the cover photo's size, it does attract a lot of attention, taking second place in the visual hierarchy. <text:s/>After the profile picture and the cover photo, the eye is drawn to pictures on the right side of the page, which are paid ads. </text:p>
      <text:p text:style-name="P2"/>
      <text:p text:style-name="P2">The eye then goes to the bottom of the page, mostly white space, which contains the background information about the person, scattered within a lot of white space.</text:p>
      <text:p text:style-name="P2"/>
      <text:list xml:id="list462493904" text:continue-numbering="true" text:style-name="L1">
        <text:list-item>
          <text:p text:style-name="P4">Open your eyes and ask yourself "who is the most likely user of this page?"</text:p>
        </text:list-item>
      </text:list>
      <text:p text:style-name="P2"/>
      <text:p text:style-name="P2">Someone that wants to gather information about the person to whom the profile belongs to.</text:p>
      <text:p text:style-name="P2"/>
      <text:list xml:id="list1746583428" text:continue-numbering="true" text:style-name="L1">
        <text:list-item>
          <text:p text:style-name="P4">What is that user's critical goal on that page?</text:p>
        </text:list-item>
      </text:list>
      <text:p text:style-name="P2"/>
      <text:p text:style-name="P2">To gather information about the owner of the profile.</text:p>
      <text:p text:style-name="P2"/>
      <text:list xml:id="list1228560946" text:continue-numbering="true" text:style-name="L1">
        <text:list-item>
          <text:p text:style-name="P4">Does the visual hierarchy you sketched lead to that goal?</text:p>
        </text:list-item>
      </text:list>
      <text:p text:style-name="P2"/>
      <text:p text:style-name="P2">No, it leads to the profile picture, then the cover photo, then the ads, and only after than does it lead the user to the About section, so the user's critical goal is not prioritized, the data the user is looking for is last on the visual totem pole.</text:p>
      <text:p text:style-name="P2"/>
      <text:list xml:id="list723410910" text:continue-numbering="true" text:style-name="L1">
        <text:list-item>
          <text:p text:style-name="P4">Do the relationships between the elements lead you to that goal (remember your CRAP principles)?</text:p>
        </text:list-item>
      </text:list>
      <text:p text:style-name="P2"/>
      <text:p text:style-name="P2">Not directly, they do so in a roundabout fashion, which is not ideal. <text:s/>Color is used in the images, which lead the user's eye to the images first, instead of to the data the user is looking for. <text:s/>On the plus side (but still not leading to the goal), repetition is used in that the various sections of Facebook, and of this page in particular, retain a similar visual style, creating trust between Facebook and the user. <text:s/>This trust aids marketers who promote on Facebook, by association, but again, in this particular page, does not lead directly to the data the user wants. <text:s/>Alignment is used very well, the page looks orderly, but the desired data is placed lower on the page instead of being made more visible with more prominent placement.</text:p>
      <text:p text:style-name="P2"/>
      <text:list xml:id="list1817096096" text:continue-numbering="true" text:style-name="L1">
        <text:list-item>
          <text:p text:style-name="P4">What font families are most prominent on the page? (use the WhatFont add-on or your <text:soft-page-break/>browser's developer tools to inspect this).</text:p>
        </text:list-item>
      </text:list>
      <text:p text:style-name="P2"/>
      <text:p text:style-name="P2">Helvetica, helvetica neue, arial, "lucida grande," and sans-serif.</text:p>
      <text:p text:style-name="P2"/>
      <text:list xml:id="list923998878" text:continue-numbering="true" text:style-name="L1">
        <text:list-item>
          <text:p text:style-name="P4">How do these font families contribute to or take away from the site's flow?</text:p>
        </text:list-item>
      </text:list>
      <text:p text:style-name="P2"/>
      <text:p text:style-name="P2">They contribute to the site's sense of consistency and order.</text:p>
      <text:p text:style-name="P2"/>
      <text:list xml:id="list1549748482" text:continue-numbering="true" text:style-name="L1">
        <text:list-item>
          <text:p text:style-name="P4">How do the line spacings, sizes and weights contribute to or take away from the site's flow?</text:p>
        </text:list-item>
      </text:list>
      <text:p text:style-name="P2"/>
      <text:p text:style-name="P2">This is done well. <text:s/>The About heading is in a larger font than the headings for the sections within it, and then the active section is bolded, as opposed to the non-active sections, which are in a more grey font. <text:s/>Text within the sub-sections of the About section is in a smaller font than the actual sub-section headings, and this helps the reader keep track of the flow of the page, from heading, to sub-heading, to sub-heading content.</text:p>
      <text:p text:style-name="P2"/>
      <text:list xml:id="list148439904" text:continue-numbering="true" text:style-name="L1">
        <text:list-item>
          <text:p text:style-name="P5">What would you improve to achieve a better hierarchy or flow? <text:s/></text:p>
        </text:list-item>
      </text:list>
      <text:p text:style-name="P3">I would do what Facebook did with the "Photos" page, which is to automatically scroll the screen down right below the profile picture and cover photo, so as to avoid both of those photos distracting from the content the user is after, which is the "About"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Neue-Light, 'Helvetica Neue Light', 'Helvetica Neue',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n Camacho</meta:initial-creator>
    <meta:creation-date>2015-04-19T04:42:23</meta:creation-date>
    <dc:date>2015-04-28T13:43:48</dc:date>
    <dc:creator>Adan Camacho</dc:creator>
    <meta:editing-duration>PT22H41M53S</meta:editing-duration>
    <meta:editing-cycles>7</meta:editing-cycles>
    <meta:generator>OpenOffice/4.1.1$Unix OpenOffice.org_project/411m6$Build-9775</meta:generator>
    <meta:document-statistic meta:table-count="0" meta:image-count="0" meta:object-count="0" meta:page-count="2" meta:paragraph-count="23" meta:word-count="656" meta:character-count="3646"/>
  </office:meta>
</office:document-meta>
</file>